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 style:writing-mode="lr-tb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Automation Test Cases/Test Records - Selenium MOM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15/06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Automation Test Cases/Test Records - <text:s/>Selenium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Pavan Reddy, Sudhakar Reddy, Jaipal Reddy, Shahid.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2528191451" text:style-name="L1">
              <text:list-item>
                <text:p text:style-name="P5">Create <text:span text:style-name="T4">Vbooks Automation Test Cases/Test Records <text:s/>Selenium</text:span> for various modules.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1730777093" text:style-name="L2">
              <text:list-header>
                <text:p text:style-name="P7">Vbooks Automation Test Cases/Test Records <text:s/>Selenium for below modules:</text:p>
              </text:list-header>
              <text:list-item>
                <text:p text:style-name="P8">Customer (Shahid)</text:p>
              </text:list-item>
              <text:list-item>
                <text:p text:style-name="P6">Employee (Shahid)</text:p>
              </text:list-item>
              <text:list-item>
                <text:p text:style-name="P6">Products (Shahid)</text:p>
              </text:list-item>
              <text:list-item>
                <text:p text:style-name="P6">Accounts (Shahid)</text:p>
              </text:list-item>
              <text:list-item>
                <text:p text:style-name="P6">Sales (Shahid)</text:p>
              </text:list-item>
              <text:list-item>
                <text:p text:style-name="P6"/>
                <text:p text:style-name="P6"/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P3">All the <text:s/>invitees have attended the meeting and Vbooks Automation Test Cases/Test Records <text:s/>Selenium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47:31</dc:date>
    <dc:creator>jaipal </dc:creator>
    <meta:editing-duration>PT1H50M14S</meta:editing-duration>
    <meta:editing-cycles>132</meta:editing-cycles>
    <meta:document-statistic meta:table-count="1" meta:image-count="1" meta:object-count="0" meta:page-count="1" meta:paragraph-count="24" meta:word-count="96" meta:character-count="666" meta:non-whitespace-character-count="582"/>
  </office:meta>
</office:document-meta>
</file>